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íntesis de propuesta para Máster oficial en Bioinformática aplicada a la biomedicina y el medio ambiente</text:p>
      <text:p text:style-name="P7">Mikel Egaña Aranguren, Andone Estonba</text:p>
      <text:p text:style-name="P3"/>
      <text:p text:style-name="P8">Universidades, departamentos, institutos o centros implicados.</text:p>
      <text:p text:style-name="P4">Departamento de Genetica, antropologia fisica y fisiologia animal, UPV/EHU.</text:p>
      <text:p text:style-name="P4">Departamento de Ciencia de la computación e inteligencia artificial, UPV/EHU.</text:p>
      <text:p text:style-name="P4">Argonne</text:p>
      <text:p text:style-name="P4">Bourdeaux Segalen</text:p>
      <text:p text:style-name="P4"/>
      <text:p text:style-name="P5">Justificación de la propuesta, en la que se atenderán aspectos tales como (Adjunto): </text:p>
      <text:p text:style-name="P4"/>
      <text:p text:style-name="P4"><text:s text:c="4"/>Demanda social y previsión del número de estudiantes potenciales </text:p>
      <text:p text:style-name="P4"><text:s text:c="4"/>Oferta de la UPV/EHU en ese campo </text:p>
      <text:p text:style-name="P4"><text:s text:c="4"/>Calidad y excelencia de la propuesta </text:p>
      <text:p text:style-name="P4"><text:s text:c="4"/>Grado de Internacionalización </text:p>
      <text:p text:style-name="P4"><text:s text:c="4"/>Relaciones con Instituciones, Centros y empresas </text:p>
      <text:p text:style-name="P4"><text:s text:c="4"/>Empleabilidad de los egresados </text:p>
      <text:p text:style-name="P4"><text:s text:c="4"/>Carácter interuniversitario </text:p>
      <text:p text:style-name="P4"><text:s text:c="4"/>Alineación con la estrategia de investigación de la UPV/EHU y de otros planes (Horizon 2020 y otros) </text:p>
      <text:p text:style-name="P4"><text:s text:c="4"/>Plurilingüismo </text:p>
      <text:p text:style-name="P4"><text:s text:c="4"/>Otros </text:p>
      <text:p text:style-name="P4"/>
      <text:p text:style-name="P4"><text:span text:style-name="T1">Plan de estudios</text:span> </text:p>
      <text:p text:style-name="P4"/>
      <text:p text:style-name="P4"><text:span text:style-name="T1">Profesorado participante</text:span> </text:p>
      <text:p text:style-name="P1">Santos Alonso Alegre (Human Evolutionary Biology, UPV/EHU).</text:p>
      <text:p text:style-name="P1">Jose Ramon Bilbao (UPV/EHU).</text:p>
      <text:p text:style-name="P1">Darrell Conklin (UPV/EHU).</text:p>
      <text:p text:style-name="P1">Erick Antezana (Bayer CropScience NV -Belgium-, NTNU -Norway- associated scientist).</text:p>
      <text:p text:style-name="P1">Martin Kuiper (NTNU, Norway).</text:p>
      <text:p text:style-name="P1">Jesualdo Tomás Fernandez Breis (UM, Spain).</text:p>
      <text:p text:style-name="P1">Joaquin Dopazo (CIPF, Spain).</text:p>
      <text:p text:style-name="P1">Jack Gilbert (Argonne National Laboratory, USA).</text:p>
      <text:p text:style-name="P1">Greg Caporaso (Northern Arizona University, USA).</text:p>
      <text:p text:style-name="P2">Mark Willkinson (UPM, Spain).</text:p>
      <text:p text:style-name="P4"><text:soft-page-break/></text:p>
      <text:p text:style-name="P4"><text:span text:style-name="T1">Entidades colaboradoras</text:span> </text:p>
      <text:p text:style-name="P4"><text:s/>Argonne, Segalen?</text:p>
      <text:p text:style-name="P4"><text:span text:style-name="T1">Acuerdo del órgano responsable de la organización y desarrollo de la enseñanza</text:span> </text:p>
      <text:p text:style-name="P4">Acuerdo consejo departamento</text:p>
      <text:p text:style-name="P5">Resumen de créditos ECTS que supone la propuesta por Departamento e idioma de impartición, según modelo adjunto (doc, 171 Kb)(Adjun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4-05-28T10:32:24</meta:creation-date>
    <dc:date>2014-06-24T14:24:02</dc:date>
    <dc:creator>Mikel Aranguren</dc:creator>
    <meta:editing-duration>PT11H4M56S</meta:editing-duration>
    <meta:editing-cycles>156</meta:editing-cycles>
    <meta:generator>LibreOffice/3.5$Linux_X86_64 LibreOffice_project/350m1$Build-2</meta:generator>
    <meta:printed-by>Mikel Aranguren</meta:printed-by>
    <meta:print-date>2014-05-30T12:11:59</meta:print-date>
    <meta:document-statistic meta:table-count="0" meta:image-count="0" meta:object-count="0" meta:page-count="2" meta:paragraph-count="35" meta:word-count="216" meta:character-count="1650" meta:non-whitespace-character-count="1413"/>
  </office:meta>
</office:document-meta>
</file>